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2654" officeooo:paragraph-rsid="00182654"/>
    </style:style>
    <style:style style:name="P2" style:family="paragraph" style:parent-style-name="Standard">
      <style:text-properties fo:font-size="14pt" fo:font-weight="bold" officeooo:rsid="00182654" officeooo:paragraph-rsid="00182654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8pt" fo:font-weight="bold" officeooo:rsid="00182654" officeooo:paragraph-rsid="00182654" style:font-size-asian="18pt" style:font-weight-asian="bold" style:font-size-complex="18pt" style:font-weight-complex="bold"/>
    </style:style>
    <style:style style:name="T1" style:family="text">
      <style:text-properties officeooo:rsid="001a06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 Template</text:p>
      <text:p text:style-name="P1"/>
      <text:p text:style-name="P2">{{input.<text:span text:style-name="T1">test_name</text:span>}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7-05T13:56:09.087000000</meta:creation-date>
    <dc:date>2019-09-18T17:46:29.748288288</dc:date>
    <meta:editing-duration>PT2M49S</meta:editing-duration>
    <meta:editing-cycles>3</meta:editing-cycles>
    <meta:generator>LibreOffice/6.3.0.4$MacOSX_X86_64 LibreOffice_project/057fc023c990d676a43019934386b85b21a9ee99</meta:generator>
    <meta:document-statistic meta:table-count="0" meta:image-count="0" meta:object-count="0" meta:page-count="1" meta:paragraph-count="2" meta:word-count="3" meta:character-count="32" meta:non-whitespace-character-count="31"/>
  </office:meta>
</office:document-meta>
</file>